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352c8" officeooo:paragraph-rsid="000352c8"/>
    </style:style>
    <style:style style:name="P2" style:family="paragraph" style:parent-style-name="Standard">
      <style:paragraph-properties fo:text-align="center" style:justify-single-word="false"/>
      <style:text-properties officeooo:rsid="000352c8" officeooo:paragraph-rsid="000352c8"/>
    </style:style>
    <style:style style:name="P3" style:family="paragraph" style:parent-style-name="Standard">
      <style:text-properties fo:font-style="italic" officeooo:rsid="000352c8" officeooo:paragraph-rsid="000352c8" style:font-style-asian="italic" style:font-style-complex="italic"/>
    </style:style>
    <style:style style:name="P4" style:family="paragraph" style:parent-style-name="Standard">
      <style:text-properties officeooo:rsid="00051c5b" officeooo:paragraph-rsid="00051c5b"/>
    </style:style>
    <style:style style:name="P5" style:family="paragraph">
      <style:paragraph-properties fo:text-align="center"/>
    </style:style>
    <style:style style:name="T1" style:family="text">
      <style:text-properties officeooo:rsid="00051c5b"/>
    </style:style>
    <style:style style:name="T2" style:family="text">
      <style:text-properties officeooo:rsid="000543d7"/>
    </style:style>
    <style:style style:name="T3" style:family="text">
      <style:text-properties fo:color="#9900ff" officeooo:rsid="000543d7"/>
    </style:style>
    <style:style style:name="gr1" style:family="graphic">
      <style:graphic-properties svg:stroke-width="0.0402in" svg:stroke-color="#000000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02in" svg:stroke-color="#6666ff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Fine_20_Dashed" svg:stroke-width="0.0402in" svg:stroke-color="#000000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svg:stroke-color="#9900ff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cyclic Pentagons</text:p>
      <text:p text:style-name="P2">by Sven Nilsen, 2020</text:p>
      <text:p text:style-name="P1"/>
      <text:p text:style-name="P3">In this paper I represent cocyclic pentagons using the theory of cocyclic graphs.</text:p>
      <text:p text:style-name="P1"/>
      <text:p text:style-name="P1">A cocyclic pentagon is the following directed graph:</text:p>
      <text:p text:style-name="P1"/>
      <text:p text:style-name="P1"><draw:line text:anchor-type="paragraph" draw:z-index="9" draw:name="Shape1" draw:style-name="gr1" draw:text-style-name="P5" svg:x1="3.2972in" svg:y1="0.128in" svg:x2="4.3992in" svg:y2="1.0969in"><text:p/></draw:line><draw:line text:anchor-type="paragraph" draw:z-index="8" draw:name="Shape1" draw:style-name="gr1" draw:text-style-name="P5" svg:x1="2.2575in" svg:y1="1.0646in" svg:x2="3.2972in" svg:y2="0.128in"><text:p/></draw:line></text:p>
      <text:p text:style-name="P1"/>
      <text:p text:style-name="P1"/>
      <text:p text:style-name="P1"/>
      <text:p text:style-name="P1"/>
      <text:p text:style-name="P1"><draw:line text:anchor-type="paragraph" draw:z-index="7" draw:name="Shape1" draw:style-name="gr1" draw:text-style-name="P5" svg:x1="2.6827in" svg:y1="1.1606in" svg:x2="2.2575in" svg:y2="0.1063in"><text:p/></draw:line><draw:line text:anchor-type="paragraph" draw:z-index="10" draw:name="Shape1" draw:style-name="gr1" draw:text-style-name="P5" svg:x1="4.3992in" svg:y1="0.1382in" svg:x2="3.8874in" svg:y2="1.1602in"><text:p/></draw:line></text:p>
      <text:p text:style-name="P1"/>
      <text:p text:style-name="P1"/>
      <text:p text:style-name="P1"/>
      <text:p text:style-name="P1"/>
      <text:p text:style-name="P1"/>
      <text:p text:style-name="P1"><draw:line text:anchor-type="paragraph" draw:z-index="6" draw:name="Shape1" draw:style-name="gr1" draw:text-style-name="P5" svg:x1="2.6827in" svg:y1="0.0102in" svg:x2="3.8874in" svg:y2="0.0102in"><text:p/></draw:line></text:p>
      <text:p text:style-name="P1"/>
      <text:p text:style-name="P1">All cocyclic pentagons are isomorphic.</text:p>
      <text:p text:style-name="P1"/>
      <text:p text:style-name="P1">A cocyclic pentagon is the most complex unique cocyclic N-go<text:span text:style-name="T1">n (where all N-gons are isomorphic).</text:span></text:p>
      <text:p text:style-name="P1"/>
      <text:p text:style-name="P1">A cocyclic pentagon is constructed from a cocyclic square, <text:span text:style-name="T1">using</text:span> any edge:</text:p>
      <text:p text:style-name="P1"><draw:line text:anchor-type="paragraph" draw:z-index="0" draw:name="Shape1" draw:style-name="gr1" draw:text-style-name="P5" svg:x1="2.4154in" svg:y1="1.698in" svg:x2="2.4315in" svg:y2="0.6035in"><text:p/></draw:line><draw:line text:anchor-type="paragraph" draw:z-index="1" draw:name="Shape1" draw:style-name="gr1" draw:text-style-name="P5" svg:x1="2.4154in" svg:y1="1.698in" svg:x2="3.6201in" svg:y2="1.698in"><text:p/></draw:line><draw:line text:anchor-type="paragraph" draw:z-index="2" draw:name="Shape1" draw:style-name="gr2" draw:text-style-name="P5" svg:x1="3.6043in" svg:y1="1.698in" svg:x2="3.6205in" svg:y2="0.6035in"><text:p/></draw:line><draw:line text:anchor-type="paragraph" draw:z-index="3" draw:name="Shape1" draw:style-name="gr1" draw:text-style-name="P5" svg:x1="2.4311in" svg:y1="0.6035in" svg:x2="3.6358in" svg:y2="0.6035in"><text:p/></draw:line><draw:line text:anchor-type="paragraph" draw:z-index="4" draw:name="Shape1" draw:style-name="gr3" draw:text-style-name="P5" svg:x1="3.6043in" svg:y1="0.6035in" svg:x2="4.4862in" svg:y2="1.037in"><text:p/></draw:line><draw:line text:anchor-type="paragraph" draw:z-index="5" draw:name="Shape1" draw:style-name="gr3" draw:text-style-name="P5" svg:x1="4.4862in" svg:y1="1.0366in" svg:x2="3.6201in" svg:y2="1.6976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><draw:line text:anchor-type="paragraph" draw:z-index="11" draw:name="Shape1" draw:style-name="gr4" draw:text-style-name="P5" svg:x1="2.9429in" svg:y1="1.4756in" svg:x2="3.6122in" svg:y2="1.4756in"><text:p/></draw:line><draw:line text:anchor-type="paragraph" draw:z-index="12" draw:name="Shape1" draw:style-name="gr5" draw:text-style-name="P5" svg:x1="2.9429in" svg:y1="1.4756in" svg:x2="2.7465in" svg:y2="0.961in"><text:p/></draw:line><draw:line text:anchor-type="paragraph" draw:z-index="13" draw:name="Shape1" draw:style-name="gr5" draw:text-style-name="P5" svg:x1="2.7465in" svg:y1="0.9614in" svg:x2="3.25in" svg:y2="0.4807in"><text:p/></draw:line><draw:line text:anchor-type="paragraph" draw:z-index="14" draw:name="Shape1" draw:style-name="gr5" draw:text-style-name="P5" svg:x1="3.25in" svg:y1="0.4807in" svg:x2="3.8252in" svg:y2="0.9291in"><text:p/></draw:line><draw:line text:anchor-type="paragraph" draw:z-index="15" draw:name="Shape1" draw:style-name="gr5" draw:text-style-name="P5" svg:x1="3.8252in" svg:y1="0.9291in" svg:x2="3.6126in" svg:y2="1.4756in"><text:p/></draw:line>The sum of vectors in a cocyclic pentagon is twice the <text:span text:style-name="T2">arrow colored in </text:span><text:span text:style-name="T3">purple</text:span><text:span text:style-name="T2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8:18:12.983520000</meta:creation-date>
    <dc:date>2020-03-27T18:45:09.557386000</dc:date>
    <meta:editing-duration>PT5M25S</meta:editing-duration>
    <meta:editing-cycles>1</meta:editing-cycles>
    <meta:document-statistic meta:table-count="0" meta:image-count="0" meta:object-count="0" meta:page-count="1" meta:paragraph-count="8" meta:word-count="74" meta:character-count="458" meta:non-whitespace-character-count="392"/>
    <meta:generator>LibreOffice/5.1.2.2$MacOSX_X86_64 LibreOffice_project/d3bf12ecb743fc0d20e0be0c58ca359301eb705f</meta:generator>
  </office:meta>
</office:document-meta>
</file>